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f8a3" officeooo:paragraph-rsid="0014f8a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16b3d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8e5e2" officeooo:paragraph-rsid="0018e5e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style:text-underline-style="none" fo:font-weight="normal" officeooo:rsid="0018e5e2" officeooo:paragraph-rsid="001d3a6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ee4a7" officeooo:paragraph-rsid="0016b3d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0c582" officeooo:paragraph-rsid="0016b3d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16b3d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21bdf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d4c" officeooo:paragraph-rsid="002afd4c" style:font-size-asian="12.25pt" style:font-weight-asian="normal" style:font-size-complex="14pt" style:font-weight-complex="normal"/>
    </style:style>
    <style:style style:name="T1" style:family="text">
      <style:text-properties officeooo:rsid="0019e1f6"/>
    </style:style>
    <style:style style:name="T2" style:family="text">
      <style:text-properties officeooo:rsid="001a3d3c"/>
    </style:style>
    <style:style style:name="T3" style:family="text">
      <style:text-properties officeooo:rsid="001b5829"/>
    </style:style>
    <style:style style:name="T4" style:family="text">
      <style:text-properties officeooo:rsid="001d3a6e"/>
    </style:style>
    <style:style style:name="T5" style:family="text">
      <style:text-properties officeooo:rsid="001d7a88"/>
    </style:style>
    <style:style style:name="T6" style:family="text">
      <style:text-properties officeooo:rsid="001e4100"/>
    </style:style>
    <style:style style:name="T7" style:family="text">
      <style:text-properties officeooo:rsid="001ee4a7"/>
    </style:style>
    <style:style style:name="T8" style:family="text">
      <style:text-properties fo:font-style="italic" officeooo:rsid="001ee4a7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e4a7" style:font-style-asian="normal" style:font-style-complex="normal"/>
    </style:style>
    <style:style style:name="T11" style:family="text">
      <style:text-properties fo:font-style="normal" officeooo:rsid="0020c582" style:font-style-asian="normal" style:font-style-complex="normal"/>
    </style:style>
    <style:style style:name="T12" style:family="text">
      <style:text-properties fo:font-style="normal" officeooo:rsid="0021bdfa" style:font-style-asian="normal" style:font-style-complex="normal"/>
    </style:style>
    <style:style style:name="T13" style:family="text">
      <style:text-properties fo:font-style="normal" officeooo:rsid="00227e6d" style:font-style-asian="normal" style:font-style-complex="normal"/>
    </style:style>
    <style:style style:name="T14" style:family="text">
      <style:text-properties fo:font-style="normal" officeooo:rsid="00247dca" style:font-style-asian="normal" style:font-style-complex="normal"/>
    </style:style>
    <style:style style:name="T15" style:family="text">
      <style:text-properties fo:font-style="normal" officeooo:rsid="00254438" style:font-style-asian="normal" style:font-style-complex="normal"/>
    </style:style>
    <style:style style:name="T16" style:family="text">
      <style:text-properties fo:font-style="normal" officeooo:rsid="002671a6" style:font-style-asian="normal" style:font-style-complex="normal"/>
    </style:style>
    <style:style style:name="T17" style:family="text">
      <style:text-properties fo:font-style="normal" officeooo:rsid="00271941" style:font-style-asian="normal" style:font-style-complex="normal"/>
    </style:style>
    <style:style style:name="T18" style:family="text">
      <style:text-properties fo:font-style="normal" officeooo:rsid="00281fb3" style:font-style-asian="normal" style:font-style-complex="normal"/>
    </style:style>
    <style:style style:name="T19" style:family="text">
      <style:text-properties fo:font-style="normal" officeooo:rsid="00292865" style:font-style-asian="normal" style:font-style-complex="normal"/>
    </style:style>
    <style:style style:name="T20" style:family="text">
      <style:text-properties fo:font-style="normal" officeooo:rsid="002b42b9" style:font-style-asian="normal" style:font-style-complex="normal"/>
    </style:style>
    <style:style style:name="T21" style:family="text">
      <style:text-properties fo:font-style="normal" officeooo:rsid="002c858d" style:font-style-asian="normal" style:font-style-complex="normal"/>
    </style:style>
    <style:style style:name="T22" style:family="text">
      <style:text-properties fo:font-style="normal" officeooo:rsid="002e3f99" style:font-style-asian="normal" style:font-style-complex="normal"/>
    </style:style>
    <style:style style:name="T23" style:family="text">
      <style:text-properties fo:font-style="normal" officeooo:rsid="002f322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日9月2020年</text:p>
      <text:p text:style-name="P1">Japonais - Économie et Société Contemporaine - 1</text:p>
      <text:p text:style-name="P1"/>
      <text:p text:style-name="P3">-&gt; plutôt de l'histoire sociale, en vrai.<text:span text:style-name="T1"> </text:span></text:p>
      <text:p text:style-name="P3"/>
      <text:p text:style-name="P4"><text:span text:style-name="T4">25</text:span>日9月2020年</text:p>
      <text:p text:style-name="P3"/>
      <text:p text:style-name="P9"><text:span text:style-name="T11"/></text:p>
      <text:p text:style-name="P9"><text:span text:style-name="T11">休</text:span><text:span text:style-name="T12"> : 'KYÛ' / 'yasu'</text:span></text:p>
      <text:p text:style-name="P9"><text:span text:style-name="T12"/></text:p>
      <text:p text:style-name="P2">円<text:span text:style-name="T2"> : 'EN', 'marui' = quelque chose de rond, d'harmonieux, la monnaie (Yen)</text:span></text:p>
      <text:p text:style-name="P2"/>
      <text:p text:style-name="P2">出<text:span text:style-name="T3"> : 'SHUTSU / SUI', 'deru / dasu' = apparaître, se produire, surgir, sortir, envoyer, s'éloigner</text:span></text:p>
      <text:p text:style-name="P2"/>
      <text:p text:style-name="P2">千<text:span text:style-name="T4"> : 'SEN / ZEN', 'chi'</text:span><text:span text:style-name="T5"> = mille</text:span></text:p>
      <text:p text:style-name="P2"/>
      <text:p text:style-name="P2">口<text:span text:style-name="T5"> : 'KÔ</text:span><text:span text:style-name="T6"> / </text:span><text:span text:style-name="T5">KU', '-guchi / kuchi' = orifice, ouverture, bouche</text:span></text:p>
      <text:p text:style-name="P2"/>
      <text:p text:style-name="P2">右<text:span text:style-name="T6"> : 'YÛ / U', 'migi' = droite</text:span></text:p>
      <text:p text:style-name="P2"/>
      <text:p text:style-name="P2">名<text:span text:style-name="T7"> : 'MYÔ / MEI / MEI-', 'na' = nom, renom, réputation, </text:span><text:span text:style-name="T8">célèbre, excellent</text:span></text:p>
      <text:p text:style-name="P6"/>
      <text:p text:style-name="P2"><text:span text:style-name="T10">土</text:span><text:span text:style-name="T11"> : '</text:span><text:span text:style-name="T13">TO','</text:span><text:span text:style-name="T11">DO', 'tsuchi' = la terre</text:span></text:p>
      <text:p text:style-name="P2"><text:span text:style-name="T11"/></text:p>
      <text:p text:style-name="P2"><text:span text:style-name="T11">大</text:span><text:span text:style-name="T14"> : 'DAI' , 'TAI' / ô(kii)</text:span><text:span text:style-name="T15"> = grandeur</text:span></text:p>
      <text:p text:style-name="P2"><text:span text:style-name="T15"/></text:p>
      <text:p text:style-name="P2"><text:span text:style-name="T15">天 : 'TEN' / </text:span><text:span text:style-name="T16">'</text:span><text:span text:style-name="T15">ame</text:span><text:span text:style-name="T16">'</text:span><text:span text:style-name="T15"> , </text:span><text:span text:style-name="T16">'</text:span><text:span text:style-name="T15">ama</text:span><text:span text:style-name="T16">'</text:span><text:span text:style-name="T15"> = ciel, nature, ordre des choses</text:span></text:p>
      <text:p text:style-name="P2"><text:span text:style-name="T15"/></text:p>
      <text:p text:style-name="P2"><text:span text:style-name="T15">女</text:span><text:span text:style-name="T17"> : 'JO' , 'NYO' / 'onna' = femme</text:span></text:p>
      <text:p text:style-name="P2"><text:span text:style-name="T17"/></text:p>
      <text:p text:style-name="P2"><text:span text:style-name="T17">子</text:span><text:span text:style-name="T18"> : 'SHI' , 'SU' / 'ko' , 'go' = graine, pousse, enfant, petit</text:span></text:p>
      <text:p text:style-name="P2"><text:span text:style-name="T18"/></text:p>
      <text:p text:style-name="P2"><text:span text:style-name="T18">学</text:span><text:span text:style-name="T19"> : 'GAKU' / 'mana(bu)' = étude, étudier, apprendre</text:span></text:p>
      <text:p text:style-name="P2"><text:span text:style-name="T19"/></text:p>
      <text:p text:style-name="P10"><text:span text:style-name="T19">小</text:span><text:span text:style-name="T9"> : </text:span><text:span text:style-name="T21">'chi" = petit</text:span></text:p>
      <text:p text:style-name="P10"><text:span text:style-name="T9"/></text:p>
      <text:p text:style-name="P10"><text:span text:style-name="T9">川 : </text:span><text:span text:style-name="T20">'kawa' = rivière</text:span></text:p>
      <text:p text:style-name="P10"><text:span text:style-name="T9"/></text:p>
      <text:p text:style-name="P10"><text:span text:style-name="T9">左 : 'SA' / 'hidari' = gauche</text:span></text:p>
      <text:p text:style-name="P10"><text:span text:style-name="T9"/></text:p>
      <text:p text:style-name="P10"><text:span text:style-name="T9">年</text:span><text:span text:style-name="T22"> : 'NEN' / 'toshi' = an, année</text:span></text:p>
      <text:p text:style-name="P10"><text:span text:style-name="T22"/></text:p>
      <text:p text:style-name="P10"><text:soft-page-break/><text:span text:style-name="T22">手</text:span><text:span text:style-name="T23"> : 'SHU' / 'te' = main</text:span></text:p>
      <text:p text:style-name="P2"><text:span text:style-name="T12"/>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00:29.510169916</meta:creation-date>
    <meta:generator>LibreOffice/6.4.6.2$Linux_X86_64 LibreOffice_project/40$Build-2</meta:generator>
    <dc:date>2020-10-02T11:24:13.487650949</dc:date>
    <meta:editing-duration>PT34M19S</meta:editing-duration>
    <meta:editing-cycles>32</meta:editing-cycles>
    <meta:document-statistic meta:table-count="0" meta:image-count="0" meta:object-count="0" meta:page-count="2" meta:paragraph-count="22" meta:word-count="196" meta:character-count="882" meta:non-whitespace-character-count="717"/>
  </office:meta>
</office:document-meta>
</file>